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3556in" table:align="left"/>
    </style:style>
    <style:style style:name="Table1.A" style:family="table-column">
      <style:table-column-properties style:column-width="1.0889in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 style:data-style-name="N0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3799in" table:align="left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2.3569in"/>
    </style:style>
    <style:style style:name="Table2.C" style:family="table-column">
      <style:table-column-properties style:column-width="1.675in"/>
    </style:style>
    <style:style style:name="Table2.D" style:family="table-column">
      <style:table-column-properties style:column-width="1.7646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 style:data-style-name="N0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Times New Roman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 text:c="2"/><text:tab/> <text:s text:c="8"/>RTT (Average of 3 tests of 20 packets)</text:p>
      <text:p text:style-name="Text_20_body">Payload <text:s text:c="4"/><text:tab/><text:tab/>0 delay <text:s text:c="11"/>5 delay<text:tab/><text:tab/> <text:s/>10 delay<text:tab/><text:tab/></text:p>
      <table:table table:name="Table1" table:style-name="Table1">
        <table:table-column table:style-name="Table1.A" table:number-columns-repeated="4"/>
        <table:table-row>
          <table:table-cell table:style-name="Table1.A1" office:value-type="float" office:value="1">
            <text:p text:style-name="P1">1</text:p>
          </table:table-cell>
          <table:table-cell table:style-name="Table1.A1" office:value-type="float" office:value="1">
            <text:p text:style-name="P1">1</text:p>
          </table:table-cell>
          <table:table-cell table:style-name="Table1.A1" office:value-type="float" office:value="473">
            <text:p text:style-name="P1">473</text:p>
          </table:table-cell>
          <table:table-cell table:style-name="Table1.D1" office:value-type="float" office:value="954">
            <text:p text:style-name="P1">954</text:p>
          </table:table-cell>
        </table:table-row>
        <table:table-row>
          <table:table-cell table:style-name="Table1.A2" office:value-type="float" office:value="100">
            <text:p text:style-name="P1">100</text:p>
          </table:table-cell>
          <table:table-cell table:style-name="Table1.A2" office:value-type="float" office:value="1">
            <text:p text:style-name="P1">1</text:p>
          </table:table-cell>
          <table:table-cell table:style-name="Table1.A2" office:value-type="float" office:value="581">
            <text:p text:style-name="P1">581</text:p>
          </table:table-cell>
          <table:table-cell table:style-name="Table1.D2" office:value-type="float" office:value="1043">
            <text:p text:style-name="P1">1043</text:p>
          </table:table-cell>
        </table:table-row>
        <table:table-row>
          <table:table-cell table:style-name="Table1.A2" office:value-type="float" office:value="200">
            <text:p text:style-name="P1">200</text:p>
          </table:table-cell>
          <table:table-cell table:style-name="Table1.A2" office:value-type="float" office:value="1">
            <text:p text:style-name="P1">1</text:p>
          </table:table-cell>
          <table:table-cell table:style-name="Table1.A2" office:value-type="float" office:value="440">
            <text:p text:style-name="P1">440</text:p>
          </table:table-cell>
          <table:table-cell table:style-name="Table1.D2" office:value-type="float" office:value="947">
            <text:p text:style-name="P1">947</text:p>
          </table:table-cell>
        </table:table-row>
        <table:table-row>
          <table:table-cell table:style-name="Table1.A2" office:value-type="float" office:value="400">
            <text:p text:style-name="P1">400</text:p>
          </table:table-cell>
          <table:table-cell table:style-name="Table1.A2" office:value-type="float" office:value="1">
            <text:p text:style-name="P1">1</text:p>
          </table:table-cell>
          <table:table-cell table:style-name="Table1.A2" office:value-type="float" office:value="520">
            <text:p text:style-name="P1">520</text:p>
          </table:table-cell>
          <table:table-cell table:style-name="Table1.D2" office:value-type="float" office:value="981">
            <text:p text:style-name="P1">981</text:p>
          </table:table-cell>
        </table:table-row>
        <table:table-row>
          <table:table-cell table:style-name="Table1.A2" office:value-type="float" office:value="800">
            <text:p text:style-name="P1">800</text:p>
          </table:table-cell>
          <table:table-cell table:style-name="Table1.A2" office:value-type="float" office:value="1">
            <text:p text:style-name="P1">1</text:p>
          </table:table-cell>
          <table:table-cell table:style-name="Table1.A2" office:value-type="float" office:value="505">
            <text:p text:style-name="P1">505</text:p>
          </table:table-cell>
          <table:table-cell table:style-name="Table1.D2" office:value-type="float" office:value="946">
            <text:p text:style-name="P1">946</text:p>
          </table:table-cell>
        </table:table-row>
        <table:table-row>
          <table:table-cell table:style-name="Table1.A2" office:value-type="float" office:value="1000">
            <text:p text:style-name="P1">1000</text:p>
          </table:table-cell>
          <table:table-cell table:style-name="Table1.A2" office:value-type="float" office:value="1">
            <text:p text:style-name="P1">1</text:p>
          </table:table-cell>
          <table:table-cell table:style-name="Table1.A2" office:value-type="float" office:value="478">
            <text:p text:style-name="P1">478</text:p>
          </table:table-cell>
          <table:table-cell table:style-name="Table1.D2" office:value-type="float" office:value="1092">
            <text:p text:style-name="P1">1092</text:p>
          </table:table-cell>
        </table:table-row>
      </table:table>
      <text:p text:style-name="Standard"/>
      <text:p text:style-name="Standard"/>
      <text:p text:style-name="Standard"/>
      <text:p text:style-name="Text_20_body"><text:s text:c="2"/><text:tab/> <text:s text:c="8"/>TPUT in bps (Average of 3 tests of 20 packets)</text:p>
      <text:p text:style-name="Text_20_body">Payload <text:s text:c="3"/><text:tab/> <text:s text:c="8"/><text:tab/>0 delay <text:s text:c="11"/><text:tab/><text:tab/>5 delay<text:tab/><text:tab/> <text:tab/> 10 delay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1K</text:p>
          </table:table-cell>
          <table:table-cell table:style-name="Table2.B1" office:value-type="float" office:value="7273488">
            <text:p text:style-name="P3">7273488</text:p>
          </table:table-cell>
          <table:table-cell table:style-name="Table2.B1" office:value-type="float" office:value="58128">
            <text:p text:style-name="P2">58128</text:p>
          </table:table-cell>
          <table:table-cell table:style-name="Table2.D1" office:value-type="float" office:value="19309">
            <text:p text:style-name="P4">19309</text:p>
          </table:table-cell>
        </table:table-row>
        <table:table-row>
          <table:table-cell table:style-name="Table2.A2" office:value-type="string">
            <text:p text:style-name="P1">2K</text:p>
          </table:table-cell>
          <table:table-cell table:style-name="Table2.B2" office:value-type="float" office:value="14617776">
            <text:p text:style-name="P1">14617776</text:p>
          </table:table-cell>
          <table:table-cell table:style-name="Table2.B2" office:value-type="float" office:value="49064">
            <text:p text:style-name="P1">49064</text:p>
          </table:table-cell>
          <table:table-cell table:style-name="Table2.D2" office:value-type="float" office:value="29066">
            <text:p text:style-name="P1">29066</text:p>
          </table:table-cell>
        </table:table-row>
        <table:table-row>
          <table:table-cell table:style-name="Table2.A2" office:value-type="string">
            <text:p text:style-name="P1">4K</text:p>
          </table:table-cell>
          <table:table-cell table:style-name="Table2.B2" office:value-type="float" office:value="30364440">
            <text:p text:style-name="P1">30364440</text:p>
          </table:table-cell>
          <table:table-cell table:style-name="Table2.B2" office:value-type="float" office:value="167848">
            <text:p text:style-name="P1">167848</text:p>
          </table:table-cell>
          <table:table-cell table:style-name="Table2.D2" office:value-type="float" office:value="116153">
            <text:p text:style-name="P1">116153</text:p>
          </table:table-cell>
        </table:table-row>
        <table:table-row>
          <table:table-cell table:style-name="Table2.A2" office:value-type="string">
            <text:p text:style-name="P1">8K</text:p>
          </table:table-cell>
          <table:table-cell table:style-name="Table2.B2" office:value-type="float" office:value="59032376">
            <text:p text:style-name="P1">59032376</text:p>
          </table:table-cell>
          <table:table-cell table:style-name="Table2.B2" office:value-type="float" office:value="296504">
            <text:p text:style-name="P1">296504</text:p>
          </table:table-cell>
          <table:table-cell table:style-name="Table2.D2" office:value-type="float" office:value="116461">
            <text:p text:style-name="P2">116461</text:p>
          </table:table-cell>
        </table:table-row>
        <table:table-row>
          <table:table-cell table:style-name="Table2.A2" office:value-type="string">
            <text:p text:style-name="P1">16K</text:p>
          </table:table-cell>
          <table:table-cell table:style-name="Table2.B2" office:value-type="float" office:value="72562960">
            <text:p text:style-name="P1">72562960</text:p>
          </table:table-cell>
          <table:table-cell table:style-name="Table2.B2" office:value-type="float" office:value="3738432">
            <text:p text:style-name="P1">3738432</text:p>
          </table:table-cell>
          <table:table-cell table:style-name="Table2.D2" office:value-type="float" office:value="529505">
            <text:p text:style-name="P1">529505</text:p>
          </table:table-cell>
        </table:table-row>
        <table:table-row>
          <table:table-cell table:style-name="Table2.A2" office:value-type="string">
            <text:p text:style-name="P1">32K</text:p>
          </table:table-cell>
          <table:table-cell table:style-name="Table2.B2" office:value-type="float" office:value="151652904">
            <text:p text:style-name="P1">151652904</text:p>
          </table:table-cell>
          <table:table-cell table:style-name="Table2.B2" office:value-type="float" office:value="11919904">
            <text:p text:style-name="P1">11919904</text:p>
          </table:table-cell>
          <table:table-cell table:style-name="Table2.D2" office:value-type="float" office:value="9090516">
            <text:p text:style-name="P1">9090516</text:p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Object1" text:anchor-type="paragraph" svg:x="0.022in" svg:y="0.0618in" svg:width="9.3339in" svg:height="4.7744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Object2" text:anchor-type="paragraph" svg:x="0.0035in" svg:y="0.3453in" svg:width="9.3874in" svg:height="4.7693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uffy</meta:initial-creator>
    <meta:creation-date>2011-10-11T14:29:31</meta:creation-date>
    <dc:date>2011-10-12T18:32:50</dc:date>
    <dc:creator>Tim Duffy</dc:creator>
    <meta:editing-duration>PT20H27M1S</meta:editing-duration>
    <meta:editing-cycles>9</meta:editing-cycles>
    <meta:generator>OpenOffice.org/3.3$Unix OpenOffice.org_project/330m20$Build-9567</meta:generator>
    <meta:document-statistic meta:table-count="2" meta:image-count="0" meta:object-count="2" meta:page-count="3" meta:paragraph-count="52" meta:word-count="80" meta:character-count="4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08cm" svg:height="12.126cm" xlink:href="." xlink:type="simple" chart:class="chart:scatter" chart:style-name="ch1">
        <chart:title svg:x="8.287cm" svg:y="0.377cm" chart:style-name="ch2">
          <text:p>Round Trip Time vs Message Size</text:p>
        </chart:title>
        <chart:legend chart:legend-position="end" svg:x="19.101cm" svg:y="5.333cm" chart:style-name="ch3"/>
        <chart:plot-area chart:style-name="ch4" chart:data-source-has-labels="both" svg:x="1.477cm" svg:y="1.283cm" svg:width="18.057cm" svg:height="9.626cm">
          <chartooo:coordinate-region svg:x="2.502cm" svg:y="1.477cm" svg:width="16.643cm" svg:height="8.795cm"/>
          <chart:axis chart:dimension="x" chart:name="primary-x" chart:style-name="ch5">
            <chart:title svg:x="8.779cm" svg:y="11.152cm" chart:style-name="ch6">
              <text:p>Message size (in bytes)</text:p>
            </chart:title>
            <chart:categories table:cell-range-address="local-table.$A$2:.$A$7"/>
          </chart:axis>
          <chart:axis chart:dimension="y" chart:name="primary-y" chart:style-name="ch5">
            <chart:title svg:x="0.45cm" svg:y="8.488cm" chart:style-name="ch7">
              <text:p>Average Round Trip Time (in ms)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0" chart:values-cell-range-address="local-table.$D$2:.$D$7" chart:label-cell-address="local-table.$D$1" chart:class="chart:scatter">
            <chart:data-point chart:repeated="6"/>
          </chart:series>
          <chart:series chart:style-name="ch11" chart:values-cell-range-address="local-table.$E$2:.$E$7" chart:label-cell-address="local-table.$E$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 ms Server Delay</text:p>
              </table:table-cell>
              <table:table-cell office:value-type="string">
                <text:p>0-1000 ms Server delay</text:p>
              </table:table-cell>
              <table:table-cell office:value-type="string">
                <text:p>0-2000 ms Server Dela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73">
                <text:p>47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581">
                <text:p>58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440">
                <text:p>44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520">
                <text:p>52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">
                <text:p>1</text:p>
              </table:table-cell>
              <table:table-cell office:value-type="float" office:value="505">
                <text:p>50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78">
                <text:p>478</text:p>
              </table:table-cell>
              <table:table-cell office:value-type="float" office:value="1092">
                <text:p>1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maximum="34" chart:interval-major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43cm" svg:height="12.114cm" xlink:href="." xlink:type="simple" chart:class="chart:scatter" chart:style-name="ch1">
        <chart:title svg:x="8.862cm" svg:y="0.377cm" chart:style-name="ch2">
          <text:p>Throughput vs Message Size</text:p>
        </chart:title>
        <chart:legend chart:legend-position="end" svg:x="18.947cm" svg:y="3.921cm" chart:style-name="ch3"/>
        <chart:plot-area chart:style-name="ch4" chart:data-source-has-labels="both" svg:x="1.319cm" svg:y="1.195cm" svg:width="17.36cm" svg:height="9.943cm">
          <chartooo:coordinate-region svg:x="3.336cm" svg:y="1.389cm" svg:width="15.343cm" svg:height="9.112cm"/>
          <chart:axis chart:dimension="x" chart:name="primary-x" chart:style-name="ch5">
            <chart:title svg:x="7.559cm" svg:y="11.381cm" chart:style-name="ch6">
              <text:p>Message Size (in 1000's of bytes)</text:p>
            </chart:title>
            <chart:categories table:cell-range-address="local-table.$A$2:.$A$7"/>
          </chart:axis>
          <chart:axis chart:dimension="y" chart:name="primary-y" chart:style-name="ch7">
            <chart:title svg:x="0.29cm" svg:y="7.614cm" chart:style-name="ch8">
              <text:p>Throughput (in bps)</text:p>
            </chart:title>
            <chart:grid chart:style-name="ch9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1" chart:values-cell-range-address="local-table.$D$2:.$D$7" chart:label-cell-address="local-table.$D$1" chart:class="chart:scatter">
            <chart:data-point chart:repeated="6"/>
          </chart:series>
          <chart:series chart:style-name="ch12" chart:values-cell-range-address="local-table.$E$2:.$E$7" chart:label-cell-address="local-table.$E$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 ms Server Delay</text:p>
              </table:table-cell>
              <table:table-cell office:value-type="string">
                <text:p>0-1000 ms Server delay</text:p>
              </table:table-cell>
              <table:table-cell office:value-type="string">
                <text:p>0-2000 ms Server Dela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3488">
                <text:p>7273488</text:p>
              </table:table-cell>
              <table:table-cell office:value-type="float" office:value="58128">
                <text:p>58128</text:p>
              </table:table-cell>
              <table:table-cell office:value-type="float" office:value="19309">
                <text:p>193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617776">
                <text:p>14617776</text:p>
              </table:table-cell>
              <table:table-cell office:value-type="float" office:value="49064">
                <text:p>49064</text:p>
              </table:table-cell>
              <table:table-cell office:value-type="float" office:value="29066">
                <text:p>29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0364440">
                <text:p>30364440</text:p>
              </table:table-cell>
              <table:table-cell office:value-type="float" office:value="167848">
                <text:p>167848</text:p>
              </table:table-cell>
              <table:table-cell office:value-type="float" office:value="116153">
                <text:p>116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9032376">
                <text:p>59032376</text:p>
              </table:table-cell>
              <table:table-cell office:value-type="float" office:value="296504">
                <text:p>296504</text:p>
              </table:table-cell>
              <table:table-cell office:value-type="float" office:value="116461">
                <text:p>116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2562960">
                <text:p>72562960</text:p>
              </table:table-cell>
              <table:table-cell office:value-type="float" office:value="3738432">
                <text:p>3738432</text:p>
              </table:table-cell>
              <table:table-cell office:value-type="float" office:value="529505">
                <text:p>529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51652904">
                <text:p>151652904</text:p>
              </table:table-cell>
              <table:table-cell office:value-type="float" office:value="11919904">
                <text:p>11919904</text:p>
              </table:table-cell>
              <table:table-cell office:value-type="float" office:value="9090516">
                <text:p>9090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